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style:style>
    <style:style style:name="P5" style:family="paragraph" style:parent-style-name="Text_20_body">
      <style:text-properties style:text-position="0% 100%" fo:font-weight="normal" style:font-weight-asian="normal" style:font-weight-complex="normal"/>
    </style:style>
    <style:style style:name="P6" style:family="paragraph" style:parent-style-name="Text_20_body">
      <style:text-properties style:font-name="Nimbus Roman No9 L"/>
    </style:style>
    <style:style style:name="P7" style:family="paragraph" style:parent-style-name="Text_20_body">
      <style:paragraph-properties fo:margin-left="0.4925in" fo:margin-right="0in" fo:text-indent="0in" style:auto-text-indent="false"/>
      <style:text-properties fo:language="de" fo:country="DE" fo:font-weight="normal" fo:background-color="transparent" style:font-weight-asian="normal" style:font-weight-complex="normal"/>
    </style:style>
    <style:style style:name="P8" style:family="paragraph" style:parent-style-name="Text_20_body">
      <style:paragraph-properties fo:margin-left="0in" fo:margin-right="0in" fo:margin-top="0in" fo:margin-bottom="0in" fo:text-indent="0in" style:auto-text-indent="false"/>
      <style:text-properties fo:font-weight="normal"/>
    </style:style>
    <style:style style:name="P9" style:family="paragraph" style:parent-style-name="Formula" style:list-style-name="L2"/>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eedCrunch version 0.10 math</text:h>
      <text:p text:style-name="P1">© Copyright Wolf Lammen 2008</text:p>
      <text:p text:style-name="P1">Released under GNU Free Document Licence 1.2</text:p>
      <text:p text:style-name="P1">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3">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5">If the scale value is zero, the scale is effectively redundant, because ' * 10</text:span><text:span text:style-name="T4">0 </text:span><text:span text:style-name="T5">' reduces to ' * 1'. So adding a scale 'e0', 'E-0' to a number does not make any difference.</text:span></text:p>
      <text:p text:style-name="P5">0 can be combined with any scale value without affecting the result, so 0e0, 0e100000, 0e-10000 will all yield 0.</text:p>
      <text:p text:style-name="P5">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xml:id="list2141674489"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xml:id="list1764680485" text:style-name="L2">
        <text:list-item>
          <text:p text:style-name="P11">use of negation: the following yields -10</text:p>
          <text:p text:style-name="P9">-0xA</text:p>
        </text:list-item>
        <text:list-item>
          <text:p text:style-name="P11">use of the function <text:span text:style-name="T1">unmask</text:span><text:span text:style-name="T3"> to convert an unsigned integer to its signed counterpart: the following evaluates to -1</text:span></text:p>
          <text:p text:style-name="P9">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xml:id="list1645376633"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xml:id="list988269918"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xml:id="list285388917"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7">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6">The arc cos(x) is the principal solution to the equation cos (y) = x. Other solutions are (radians)</text:p>
      <text:list xml:id="list1553983445"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6">or (degrees):</text:p>
      <text:list xml:id="list181762201" text:continue-list="list1553983445" text:style-name="L6">
        <text:list-item text:start-value="1">
          <text:p text:style-name="P15">arc cos (x) + n*360 for all integers n;</text:p>
        </text:list-item>
        <text:list-item>
          <text:p text:style-name="P15">-arc cos (x) + n*360 for all integers n.</text:p>
        </text:list-item>
      </text:list>
      <text:p text:style-name="P6">The valid range of the parameter is -1 &lt;= x &lt;= 1.</text:p>
      <text:p text:style-name="P6">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and(x) is not the identity, because the unsigned +2<text:span text:style-name="T4">255</text:span> is mapped to the signed -2<text:span text:style-name="T4">255</text:span>, for example.</text:p>
      <text:p text:style-name="P4">An error is returned, if a parameter is not from the valid range.</text:p>
      <text:p text:style-name="P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6">The arc sin(x) is the principal solution to the equation sin (y) = x. Other solutions are (radians)</text:p>
      <text:list xml:id="list1674953827" text:continue-list="list181762201"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6">or (degrees):</text:p>
      <text:list xml:id="list1735205083" text:continue-list="list1674953827" text:style-name="L6">
        <text:list-item text:start-value="1">
          <text:p text:style-name="P15">arc sin (x) + n*360 for all integers n;</text:p>
        </text:list-item>
        <text:list-item>
          <text:p text:style-name="P15">-arc sin (x) + n*360 + 180 for all integers n.</text:p>
        </text:list-item>
      </text:list>
      <text:p text:style-name="P6">The valid range of the parameter is -1 &lt;= x &lt;= 1.</text:p>
      <text:p text:style-name="P6">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6">The arc tan(x) is the principal solution to the equation tan (y) = x. Other solutions are</text:p>
      <text:p text:style-name="P6">(radians): arc tan (x) + n*<text:span text:style-name="T7">π</text:span> for all integers n;</text:p>
      <text:p text:style-name="P6">or</text:p>
      <text:p text:style-name="P6">(degrees): arc tan (x) + n*180 for all integers n;</text:p>
      <text:p text:style-name="P6">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Example:</text:p>
      <text:p text:style-name="Formula">bin (1000/13)</text:p>
      <text:p text:style-name="Text_20_body">returns 0b1001100, the binary encoding of 76.</text:p>
      <text:h text:style-name="Heading_20_5" text:outline-level="5">binomcdf (max; trials; p)</text:h>
      <text:p text:style-name="Text_20_body">trials, max are non-negative integers, and 0 &lt;= p &lt;= 1.</text:p>
      <text:p text:style-name="Text_20_body">'max' &lt; 0 is allowed (though not very meaningful) to complete binomcdf in some respects. It always yields 0.</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hits' is an integer, 'trials' a non-negative integer, and 0 &lt;= p &lt;= 1.</text:p>
      <text:p text:style-name="Text_20_body">'hits' &lt; 0 is allowed (though not very meaningful) to complete binompmf in some respects. It always yields 0.</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text:soft-page-break/>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2">The inverse function is arcosh.</text:p>
      <text:p text:style-name="P2">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text:soft-page-break/>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8">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8">exp (x) overflows/underflows for |x| &gt; 1236190958.83...</text:p>
      <text:p text:style-name="P8">Example:</text:p>
      <text:p text:style-name="Formula">exp (ln 2 + ln 3)</text:p>
      <text:h text:style-name="Heading_20_5" text:outline-level="5"><text:soft-page-break/>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text:soft-page-break/>Example:</text:p>
      <text:p text:style-name="Formula">hex (1000/13)</text:p>
      <text:p text:style-name="Text_20_body">returns 0x4C, the encoding of 76.</text:p>
      <text:h text:style-name="Heading_20_5" text:outline-level="5">hypercdf (max; total; hits; trials)</text:h>
      <text:p text:style-name="Text_20_body">'max' is an integer, all other parameters are non-negative integers, hits &lt;= total, trials &lt;= total. </text:p>
      <text:p text:style-name="Text_20_body">'max' &lt; 0 is allowed (though not very meaningful) to complete hypercdf in some respects. It always yields 0.</text:p>
      <text:p text:style-name="Text_20_body">Assume there are 'hits' events in a series of 'total' tests. Then this function evaluates the probability, that you will find up to 'max' events in a subseries of 'trials' tests.</text:p>
      <text:h text:style-name="Heading_20_5" text:outline-level="5">hypermean (total; hits; trials)</text:h>
      <text:p text:style-name="Text_20_body">All parameters are non-negative integers, hits &lt;= total, trials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count' is an integer, all other parameters are non-negative integers, hits &lt;= total, trials &lt;= total.</text:p>
      <text:p text:style-name="Text_20_body">'count' &lt; 0 is allowed (though not very meaningful) to complete hyperpmf in some respects. It always yields 0.</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text:soft-page-break/>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text:soft-page-break/>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ext:soft-page-break/>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xml:id="list291664492" text:style-name="L7">
        <text:list-item>
          <text:p text:style-name="P16">to the number of combinations (order is of no importance) of x2 elements from an x1-sized set of elements ;</text:p>
        </text:list-item>
        <text:list-item>
          <text:p text:style-name="P16">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xml:id="list609601825" text:continue-list="list291664492" text:style-name="L7">
        <text:list-item text:start-value="1">
          <text:p text:style-name="P16">to the number of permutations (order is of importance) of x2 elements from an x1-sized set <text:soft-page-break/>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or(x) is not the identity, because the unsigned +2<text:span text:style-name="T4">255</text:span> is mapped to the signed -2<text:span text:style-name="T4">255</text:span>, for example.</text:p>
      <text:p text:style-name="P4">An error is returned, if the parameters are not from the valid range.</text:p>
      <text:p text:style-name="P4">Example:</text:p>
      <text:p text:style-name="Formula">hex (or (29; 0x33; 0b11111))</text:p>
      <text:h text:style-name="Heading_20_5" text:outline-level="5">poicdf (events; avgevnts)</text:h>
      <text:p text:style-name="Text_20_body">'events' is an integer, 'avgevents' a non-negative real number.</text:p>
      <text:p text:style-name="Text_20_body">'events' &lt; 0 is allowed (though not very meaningful) to complete poicdf in some respects. It always yields 0.</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text:soft-page-break/>poipmf (events; avgevnts)</text:h>
      <text:p text:style-name="Text_20_body">'events' is an integer, 'avgevents' a non-negative real number.</text:p>
      <text:p text:style-name="Text_20_body">'events' &lt; 0 is allowed (though not very meaningful) to complete poipmf in some respects. It always yields 0.</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text:soft-page-break/>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4">An error is returned, if the parameters are not from the valid range.</text:p>
      <text:p text:style-name="P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4">An error is returned, if the parameters are not from the valid range.</text:p>
      <text:p text:style-name="P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text:soft-page-break/>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2">1236190959.52...</text:span></text:p>
      <text:p text:style-name="P2">The inverse function is arsinh.</text:p>
      <text:p text:style-name="P2">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2">The inverse function is artanh.</text:p>
      <text:p text:style-name="P2">Example:</text:p>
      <text:p text:style-name="Formula"><text:soft-page-break/>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4">This function can revert the effect of a mask function in many cases, that's why it is named so.</text:p>
      <text:p text:style-name="P4">If you are given a negative integer in two's complement notation, it is not possible to enter it directly as a constant, because binary, hex or octal encoded constants are always recognized as unsigned in SpeedCrunch.</text:p>
      <text:p text:style-name="P4">This function allows you to overcome this problem. It can convert an unsigned into a signed integer.</text:p>
      <text:p text:style-name="P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text:soft-page-break/>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xor(x) is not the identity, because the unsigned +2<text:span text:style-name="T4">255</text:span> is mapped to the signed -2<text:span text:style-name="T4">255</text:span>, for example.</text:p>
      <text:p text:style-name="P4">An error is returned, if the parameters are not from the valid range.</text:p>
      <text:p text:style-name="P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language="en" fo:country="GB"/>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0.7874in" fo:margin-right="0in" fo:margin-top="0.0783in" fo:margin-bottom="0.0827in" fo:text-indent="0in"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1-30T18:14:03</meta:creation-date>
    <dc:date>2010-08-20T01:34:43</dc:date>
    <dc:language>de-DE</dc:language>
    <meta:editing-cycles>71</meta:editing-cycles>
    <meta:editing-duration>PT158H21M24S</meta:editing-duration>
    <meta:document-statistic meta:table-count="0" meta:image-count="0" meta:object-count="0" meta:page-count="28" meta:paragraph-count="684" meta:word-count="8692" meta:character-count="49041"/>
    <meta:user-defined meta:name="Info 1"/>
    <meta:user-defined meta:name="Info 2"/>
    <meta:user-defined meta:name="Info 3"/>
    <meta:user-defined meta:name="Info 4"/>
  </office:meta>
</office:document-meta>
</file>